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59.32mm" svg:height="10.77mm" svg:x="0mm" svg:y="58.7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3.52mm" svg:height="10.77mm" svg:x="0mm" svg:y="72.26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47mm" svg:height="4.74mm" svg:x="0mm" svg:y="85.79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5.28mm" svg:height="5.07mm" svg:x="0mm" svg:y="90.31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15.51mm" svg:height="5.07mm" svg:x="0mm" svg:y="99.34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3.08mm" svg:height="11.37mm" svg:x="0.28mm" svg:y="135.87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53.24mm" svg:height="17.4mm" svg:x="0mm" svg:y="262.96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71.67mm" svg:height="17.4mm" svg:x="0mm" svg:y="283.94m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8.86mm" svg:height="10.79mm" svg:x="0mm" svg:y="374.79m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jercicio 16:</text:p>
          </table:table-cell>
          <table:table-cell/>
        </table:table-row>
        <table:table-row table:style-name="ro1">
          <table:table-cell office:value-type="string" calcext:value-type="string">
            <text:p>40% rubio</text:p>
          </table:table-cell>
          <table:table-cell/>
        </table:table-row>
        <table:table-row table:style-name="ro1">
          <table:table-cell office:value-type="string" calcext:value-type="string">
            <text:p>25% ojos azules</text:p>
          </table:table-cell>
          <table:table-cell/>
        </table:table-row>
        <table:table-row table:style-name="ro1">
          <table:table-cell office:value-type="string" calcext:value-type="string">
            <text:p>15% rubios de ojos azul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)Probabilidad de tener el pelo rubio si tiene ojos azules</text:p>
          </table:table-cell>
          <table:table-cell/>
        </table:table-row>
        <table:table-row table:style-name="ro1">
          <table:table-cell office:value-type="string" calcext:value-type="string">
            <text:p>1º definimos los sucesos</text:p>
          </table:table-cell>
          <table:table-cell/>
        </table:table-row>
        <table:table-row table:style-name="ro1">
          <table:table-cell office:value-type="string" calcext:value-type="string">
            <text:p>R : ser subio → P(R)=0,4</text:p>
          </table:table-cell>
          <table:table-cell/>
        </table:table-row>
        <table:table-row table:style-name="ro1">
          <table:table-cell office:value-type="string" calcext:value-type="string">
            <text:p>A: ojos azules → P(A)=0,25</text:p>
          </table:table-cell>
          <table:table-cell/>
        </table:table-row>
        <table:table-row table:style-name="ro1">
          <table:table-cell office:value-type="string" calcext:value-type="string">
            <text:p>P(R intersection A) → 0,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lculamos la probabilidad de la pregunta</text:p>
          </table:table-cell>
          <table:table-cell/>
        </table:table-row>
        <table:table-row table:style-name="ro1">
          <table:table-cell office:value-type="string" calcext:value-type="string">
            <text:p>lleva gorro, solo le veo los ojos azules ¿probabilidad de ser rubio?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b) tener ojos azules si es rubio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) ni rubio ni ojos azule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) exactamente una de las do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Teorema de la probabilidad:</text:p>
          </table:table-cell>
          <table:table-cell/>
        </table:table-row>
        <table:table-row table:style-name="ro1">
          <table:table-cell office:value-type="string" calcext:value-type="string">
            <text:p>Experimento aleatorio → E</text:p>
          </table:table-cell>
          <table:table-cell/>
        </table:table-row>
        <table:table-row table:style-name="ro1">
          <table:table-cell office:value-type="string" calcext:value-type="string">
            <text:p>A₁,A₂,…,A_n es una partición de E</text:p>
          </table:table-cell>
          <table:table-cell/>
        </table:table-row>
        <table:table-row table:style-name="ro1">
          <table:table-cell office:value-type="string" calcext:value-type="string">
            <text:p>cada una de las particiones tiene intersección vacía con todas las demas, y si uno todas las particiones me queda el espacio muestral inicial</text:p>
          </table:table-cell>
          <table:table-cell/>
        </table:table-row>
        <table:table-row table:style-name="ro1">
          <table:table-cell office:value-type="string" calcext:value-type="string">
            <text:p>Suceso B no nulo</text:p>
          </table:table-cell>
          <table:table-cell/>
        </table:table-row>
        <table:table-row table:style-name="ro1">
          <table:table-cell office:value-type="string" calcext:value-type="string">
            <text:p>entonces: 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P(B)=P(B|A₁) P(A₁) +P(B|A₂) P(A₂) +...P(B|An) P(An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jercicio 12:</text:p>
          </table:table-cell>
          <table:table-cell/>
        </table:table-row>
        <table:table-row table:style-name="ro1">
          <table:table-cell office:value-type="string" calcext:value-type="string">
            <text:p>Almacen1: 100 articulos con 25 defectuosos</text:p>
          </table:table-cell>
          <table:table-cell/>
        </table:table-row>
        <table:table-row table:style-name="ro1">
          <table:table-cell office:value-type="string" calcext:value-type="string">
            <text:p>Almacen2: 100 articulos con 20 defectuosos</text:p>
          </table:table-cell>
          <table:table-cell/>
        </table:table-row>
        <table:table-row table:style-name="ro1">
          <table:table-cell office:value-type="string" calcext:value-type="string">
            <text:p>movemos un articulo del alamcen 1 al alamcen 2</text:p>
          </table:table-cell>
          <table:table-cell/>
        </table:table-row>
        <table:table-row table:style-name="ro1">
          <table:table-cell office:value-type="string" calcext:value-type="string">
            <text:p>Sacamos un articulo del almacen 2 ¿cual es la probabilidad de que sea defectuoso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1: el articulo que saco del almacen está bien</text:p>
          </table:table-cell>
          <table:table-cell/>
        </table:table-row>
        <table:table-row table:style-name="ro1">
          <table:table-cell office:value-type="string" calcext:value-type="string">
            <text:p>bar B1: el articulo está defectuoso</text:p>
          </table:table-cell>
          <table:table-cell/>
        </table:table-row>
        <table:table-row table:style-name="ro1">
          <table:table-cell office:value-type="string" calcext:value-type="string">
            <text:p>P(B1)=0,75</text:p>
          </table:table-cell>
          <table:table-cell/>
        </table:table-row>
        <table:table-row table:style-name="ro1">
          <table:table-cell office:value-type="string" calcext:value-type="string">
            <text:p>P(bar B1) = <text:s/>0,25</text:p>
          </table:table-cell>
          <table:table-cell/>
        </table:table-row>
        <table:table-row table:style-name="ro1">
          <table:table-cell office:value-type="string" calcext:value-type="string">
            <text:p>B2: el articulo que se saca del almacen 2 está bien</text:p>
          </table:table-cell>
          <table:table-cell/>
        </table:table-row>
        <table:table-row table:style-name="ro1">
          <table:table-cell office:value-type="string" calcext:value-type="string">
            <text:p>bar B2: el articulo que se saca del almacen 2 es defectuos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(bar B2 | B1)=20/101</text:p>
          </table:table-cell>
          <table:table-cell/>
        </table:table-row>
        <table:table-row table:style-name="ro1">
          <table:table-cell office:value-type="string" calcext:value-type="string">
            <text:p>P(bar B2 | bar B1)=21/10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plicamos el teorema de la probabilidad</text:p>
          </table:table-cell>
          <table:table-cell/>
        </table:table-row>
        <table:table-row table:style-name="ro1">
          <table:table-cell office:value-type="string" calcext:value-type="string">
            <text:p>P(bar B2)=P(bar B2|B1)P(B1) + P(bar B2 | bar B1)P(bar B1)= 20/101 * 0,75 + 21/101*0,25=20,25/10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eorema de bayes</text:p>
          </table:table-cell>
          <table:table-cell/>
        </table:table-row>
        <table:table-row table:style-name="ro1">
          <table:table-cell office:value-type="string" calcext:value-type="string">
            <text:p>Experimento aleatorio → E</text:p>
          </table:table-cell>
          <table:table-cell/>
        </table:table-row>
        <table:table-row table:style-name="ro1">
          <table:table-cell office:value-type="string" calcext:value-type="string">
            <text:p>A₁,A₂,…,A_n es una partición de E</text:p>
          </table:table-cell>
          <table:table-cell/>
        </table:table-row>
        <table:table-row table:style-name="ro1">
          <table:table-cell office:value-type="string" calcext:value-type="string">
            <text:p>Suceso B no nulo</text:p>
          </table:table-cell>
          <table:table-cell/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string" calcext:value-type="string">
            <text:p>Ejercicio 17:</text:p>
          </table:table-cell>
          <table:table-cell/>
        </table:table-row>
        <table:table-row table:style-name="ro1">
          <table:table-cell office:value-type="string" calcext:value-type="string">
            <text:p>periféricos:</text:p>
          </table:table-cell>
          <table:table-cell office:value-type="string" calcext:value-type="string">
            <text:p>probabilidad de no ejecutarse</text:p>
          </table:table-cell>
        </table:table-row>
        <table:table-row table:style-name="ro1">
          <table:table-cell office:value-type="string" calcext:value-type="string">
            <text:p>A → 0,5 → <text:s text:c="7"/>10%</text:p>
          </table:table-cell>
          <table:table-cell/>
        </table:table-row>
        <table:table-row table:style-name="ro1">
          <table:table-cell office:value-type="string" calcext:value-type="string">
            <text:p>B → 0,3 → <text:s text:c="7"/>20%</text:p>
          </table:table-cell>
          <table:table-cell/>
        </table:table-row>
        <table:table-row table:style-name="ro1">
          <table:table-cell office:value-type="string" calcext:value-type="string">
            <text:p>C → 0,2 → <text:s text:c="7"/>15% </text:p>
          </table:table-cell>
          <table:table-cell/>
        </table:table-row>
        <table:table-row table:style-name="ro1">
          <table:table-cell office:value-type="string" calcext:value-type="string">
            <text:p>A,B,C son una partición</text:p>
          </table:table-cell>
          <table:table-cell/>
        </table:table-row>
        <table:table-row table:style-name="ro1">
          <table:table-cell office:value-type="string" calcext:value-type="string">
            <text:p>probabilidad de que no se ejecu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= se elige el periferico A → P(A)=0,5</text:p>
          </table:table-cell>
          <table:table-cell/>
        </table:table-row>
        <table:table-row table:style-name="ro1">
          <table:table-cell office:value-type="string" calcext:value-type="string">
            <text:p>B= se elige el periferico B → P(B)=0,3</text:p>
          </table:table-cell>
          <table:table-cell/>
        </table:table-row>
        <table:table-row table:style-name="ro1">
          <table:table-cell office:value-type="string" calcext:value-type="string">
            <text:p>C= se elige el periferico C → P(C)=0,2</text:p>
          </table:table-cell>
          <table:table-cell/>
        </table:table-row>
        <table:table-row table:style-name="ro1">
          <table:table-cell office:value-type="string" calcext:value-type="string">
            <text:p>B= se detiene el proceso → P(D)=P(D|A)P(A) + P(D|B)P(B) + P(D|C)P(C) = 0,1*0,5+0,2*0,3+0,15*0,2=0,14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proceso se ha ejecutado ¿cual es la probabilidad de que lo haga desde A o desde B?</text:p>
          </table:table-cell>
          <table:table-cell/>
        </table:table-row>
        <table:table-row table:style-name="ro1">
          <table:table-cell office:value-type="string" calcext:value-type="string">
            <text:p>P(A|bar D)+P(B| bar D)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string" calcext:value-type="string">
            <text:p>P(B | bar D) = p(bar D | D) p(B) <text:s/>/ p(b)=0,24/0,8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stituimos arriba en 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13:18:22.4654932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3:17:06.780456907</meta:creation-date>
    <meta:editing-duration>PT4M17S</meta:editing-duration>
    <meta:editing-cycles>4</meta:editing-cycles>
    <meta:generator>LibreOffice/6.1.5.2$Linux_X86_64 LibreOffice_project/10$Build-2</meta:generator>
    <dc:date>2019-03-25T13:31:34.766189386</dc:date>
    <meta:document-statistic meta:table-count="1" meta:cell-count="56" meta:object-count="9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row>
            <mi>R</mi>
            <mtext>|</mtext>
            <mi>A</mi>
          </mrow>
        </mrow>
        <mo fence="true" stretchy="false">)</mo>
      </mrow>
      <mi>→</mi>
      <mrow>
        <mfrac>
          <mrow>
            <mi>P</mi>
            <mrow>
              <mo fence="true" stretchy="false">(</mo>
              <mrow>
                <mrow>
                  <mi>R</mi>
                  <mo stretchy="false">∩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A</mi>
              </mrow>
              <mo fence="true" stretchy="false">)</mo>
            </mrow>
          </mrow>
        </mfrac>
        <mo stretchy="false">=</mo>
        <mfrac>
          <mn>0,15</mn>
          <mn>0,25</mn>
        </mfrac>
        <mo stretchy="false">=</mo>
        <mn>0,6</mn>
      </mrow>
    </mrow>
    <annotation encoding="StarMath 5.0">P(R "|" A) → {P (R intersection A)} over{ P(A)} = 0,15 over 0,25 = 0,6</annotation>
  </semantics>
</math>
</file>

<file path=Object 2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text>|</mtext>
            <mi>R</mi>
          </mrow>
        </mrow>
        <mo fence="true" stretchy="false">)</mo>
      </mrow>
      <mi>→</mi>
      <mrow>
        <mfrac>
          <mrow>
            <mi>P</mi>
            <mrow>
              <mo fence="true" stretchy="false">(</mo>
              <mrow>
                <mrow>
                  <mi>R</mi>
                  <mo stretchy="false">∩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R</mi>
              </mrow>
              <mo fence="true" stretchy="false">)</mo>
            </mrow>
          </mrow>
        </mfrac>
        <mo stretchy="false">=</mo>
        <mfrac>
          <mn>0,15</mn>
          <mn>0,4</mn>
        </mfrac>
        <mo stretchy="false">=</mo>
        <mn>0,375</mn>
      </mrow>
    </mrow>
    <annotation encoding="StarMath 5.0">P(A "|" R) → {P (R intersection A)} over{ P(R)} = 0,15 over 0,4 = 0,375</annotation>
  </semantics>
</math>
</file>

<file path=Object 3/content.xml><?xml version="1.0" encoding="utf-8"?>
<math xmlns="http://www.w3.org/1998/Math/MathML" display="block">
  <semantics>
    <mrow>
      <mover accent="true">
        <mi>R</mi>
        <mo stretchy="false">¯</mo>
      </mover>
      <mspace width="4em"/>
      <mover accent="true">
        <mi>A</mi>
        <mo stretchy="false">¯</mo>
      </mover>
    </mrow>
    <annotation encoding="StarMath 5.0">bar R ~~ bar A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over accent="true">
                <mi>R</mi>
                <mo stretchy="false">¯</mo>
              </mover>
              <mo stretchy="false">∩</mo>
              <mover accent="true">
                <mi>A</mi>
                <mo stretchy="false">¯</mo>
              </mover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over accent="true">
              <mrow>
                <mi>R</mi>
                <mo stretchy="false">∪</mo>
                <mi>A</mi>
              </mrow>
              <mo>¯</mo>
            </mover>
          </mrow>
          <mo fence="true" stretchy="false">)</mo>
        </mrow>
        <mo stretchy="false">=</mo>
        <mrow>
          <mn>1</mn>
          <mo stretchy="false">−</mo>
          <mi>P</mi>
        </mrow>
      </mrow>
      <mrow>
        <mrow>
          <mo fence="true" stretchy="false">(</mo>
          <mrow>
            <mrow>
              <mi>R</mi>
              <mo stretchy="false">∪</mo>
              <mi>A</mi>
            </mrow>
          </mrow>
          <mo fence="true" stretchy="false">)</mo>
        </mrow>
        <mo stretchy="false">=</mo>
        <mrow>
          <mn>1</mn>
          <mo stretchy="false">−</mo>
          <mrow>
            <mo fence="true" stretchy="false">(</mo>
            <mrow>
              <mrow>
                <mi>P</mi>
                <mrow>
                  <mrow>
                    <mo fence="true" stretchy="false">(</mo>
                    <mrow>
                      <mi>R</mi>
                    </mrow>
                    <mo fence="true" stretchy="false">)</mo>
                  </mrow>
                  <mo stretchy="false">+</mo>
                  <mi>P</mi>
                </mrow>
                <mrow>
                  <mrow>
                    <mo fence="true" stretchy="false">(</mo>
                    <mrow>
                      <mi>A</mi>
                    </mrow>
                    <mo fence="true" stretchy="false">)</mo>
                  </mrow>
                  <mo stretchy="false">−</mo>
                  <mi>P</mi>
                </mrow>
                <mrow>
                  <mo fence="true" stretchy="false">(</mo>
                  <mrow>
                    <mrow>
                      <mi>R</mi>
                      <mo stretchy="false">∩</mo>
                      <mi>A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o stretchy="false">=</mo>
        <mrow>
          <mn>1</mn>
          <mo stretchy="false">−</mo>
          <mrow>
            <mo fence="true" stretchy="false">(</mo>
            <mrow>
              <mrow>
                <mn>0,4</mn>
                <mo stretchy="false">+</mo>
                <mn>0,25</mn>
                <mo stretchy="false">−</mo>
                <mn>0,15</mn>
              </mrow>
            </mrow>
            <mo fence="true" stretchy="false">)</mo>
          </mrow>
        </mrow>
        <mo stretchy="false">=</mo>
        <mn>0,5</mn>
      </mrow>
    </mrow>
    <annotation encoding="StarMath 5.0">P( bar R intersection bar A ) = P( overline  {R union A} )= 1 - P(  {R union A} )=1-( P(R )+P( A )-P( R intersection A ))=1-( 0,4+0,25-0,15 )=0,5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o fence="true" stretchy="false">(</mo>
                <mrow>
                  <mrow>
                    <mi>R</mi>
                    <mo stretchy="false">∩</mo>
                    <mover accent="true">
                      <mi>A</mi>
                      <mo stretchy="false">¯</mo>
                    </mover>
                  </mrow>
                </mrow>
                <mo fence="true" stretchy="false">)</mo>
              </mrow>
              <mo stretchy="false">∪</mo>
              <mrow>
                <mo fence="true" stretchy="false">(</mo>
                <mrow>
                  <mrow>
                    <mi>A</mi>
                    <mo stretchy="false">∩</mo>
                    <mi>R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R</mi>
              <mo stretchy="false">∩</mo>
              <mover accent="true">
                <mi>A</mi>
                <mo stretchy="false">¯</mo>
              </mover>
            </mrow>
          </mrow>
          <mo fence="true" stretchy="false">)</mo>
        </mrow>
        <mo stretchy="false">+</mo>
        <mi>P</mi>
      </mrow>
      <mrow>
        <mrow>
          <mo fence="true" stretchy="false">(</mo>
          <mrow>
            <mrow>
              <mi>A</mi>
              <mo stretchy="false">∩</mo>
              <mover accent="true">
                <mi>R</mi>
                <mo stretchy="false">¯</mo>
              </mover>
            </mrow>
          </mrow>
          <mo fence="true" stretchy="false">)</mo>
        </mrow>
        <mo stretchy="false">−</mo>
        <mi>P</mi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R</mi>
                    <mo stretchy="false">∩</mo>
                    <mover accent="true">
                      <mi>A</mi>
                      <mo stretchy="false">¯</mo>
                    </mover>
                  </mrow>
                </mrow>
                <mo fence="true" stretchy="false">)</mo>
              </mrow>
              <mo stretchy="false">∩</mo>
              <mrow>
                <mo fence="true" stretchy="false">(</mo>
                <mrow>
                  <mrow>
                    <mi>A</mi>
                    <mo stretchy="false">∩</mo>
                    <mover accent="true">
                      <mi>R</mi>
                      <mo stretchy="false">¯</mo>
                    </mover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R</mi>
          </mrow>
          <mo fence="true" stretchy="false">)</mo>
        </mrow>
        <mo stretchy="false">−</mo>
        <mi>P</mi>
      </mrow>
      <mrow>
        <mrow>
          <mo fence="true" stretchy="false">(</mo>
          <mrow>
            <mrow>
              <mi>R</mi>
              <mo stretchy="false">∩</mo>
              <mi>A</mi>
            </mrow>
          </mrow>
          <mo fence="true" stretchy="false">)</mo>
        </mrow>
        <mo stretchy="false">+</mo>
        <mi>P</mi>
      </mrow>
      <mrow>
        <mrow>
          <mo fence="true" stretchy="false">(</mo>
          <mrow>
            <mi>A</mi>
          </mrow>
          <mo fence="true" stretchy="false">)</mo>
        </mrow>
        <mo stretchy="false">−</mo>
        <mi>P</mi>
      </mrow>
      <mrow>
        <mrow>
          <mo fence="true" stretchy="false">(</mo>
          <mrow>
            <mrow>
              <mi>R</mi>
              <mo stretchy="false">∩</mo>
              <mi>A</mi>
            </mrow>
          </mrow>
          <mo fence="true" stretchy="false">)</mo>
        </mrow>
        <mo stretchy="false">=</mo>
        <mrow>
          <mn>0,4</mn>
          <mo stretchy="false">+</mo>
          <mn>0,25.</mn>
        </mrow>
      </mrow>
      <mrow>
        <mn>...</mn>
        <mo stretchy="false">=</mo>
        <mn>0,35</mn>
      </mrow>
    </mrow>
    <annotation encoding="StarMath 5.0">P( (R intersection bar A ) union ( A intersection R )) = P( R intersection bar A ) +P( A intersection bar R ) - P( (R intersection bar A ) intersection ( A intersection bar R )) = P( R )-P( R intersection A )+P( A )-P( R intersection A )=0,4+0,25....=0,35</annotation>
  </semantics>
</math>
</file>

<file path=Object 6/content.xml><?xml version="1.0" encoding="utf-8"?>
<math xmlns="http://www.w3.org/1998/Math/MathML" display="block">
  <semantics>
    <mrow>
      <mi>P</mi>
      <mrow>
        <mo fence="true" stretchy="false">(</mo>
        <mrow>
          <mi>B</mi>
        </mrow>
        <mo fence="true" stretchy="false">)</mo>
      </mrow>
      <mrow>
        <munderover>
          <mo stretchy="false">∑</mo>
          <mrow>
            <mi>i</mi>
            <mo stretchy="false">=</mo>
            <mn>1</mn>
          </mrow>
          <mi>n</mi>
        </munderover>
        <mi>P</mi>
      </mrow>
      <mrow>
        <mo fence="true" stretchy="false">(</mo>
        <mrow>
          <mrow>
            <mi>B</mi>
            <mtext>|</mtext>
            <msub>
              <mi>A</mi>
              <mi>i</mi>
            </msub>
          </mrow>
        </mrow>
        <mo fence="true" stretchy="false">)</mo>
      </mrow>
      <mi>P</mi>
      <mrow>
        <mo fence="true" stretchy="false">(</mo>
        <mrow>
          <msub>
            <mi>A</mi>
            <mi>i</mi>
          </msub>
        </mrow>
        <mo fence="true" stretchy="false">)</mo>
      </mrow>
    </mrow>
    <annotation encoding="StarMath 5.0">P( B ) sum from{i=1} to{n} P( B"|"A_i )P( A_i 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k</mi>
              </msub>
              <mtext>|</mtext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B</mi>
                  <mtext>|</mtext>
                  <msub>
                    <mi>A</mi>
                    <mi>k</mi>
                  </msub>
                </mrow>
              </mrow>
              <mo fence="true" stretchy="false">)</mo>
            </mrow>
            <mi>P</mi>
            <mrow>
              <mo fence="true" stretchy="false">(</mo>
              <mrow>
                <msub>
                  <mi>A</mi>
                  <mi>k</mi>
                </msub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i>n</mi>
                </mrow>
                <mi>n</mi>
              </munderover>
              <mi>P</mi>
            </mrow>
            <mrow>
              <mo fence="true" stretchy="false">(</mo>
              <mrow>
                <mrow>
                  <mi>B</mi>
                  <mtext>|</mtext>
                  <msub>
                    <mi>A</mi>
                    <mi>i</mi>
                  </msub>
                </mrow>
              </mrow>
              <mo fence="true" stretchy="false">)</mo>
            </mrow>
            <mi>P</mi>
            <mrow>
              <mo fence="true" stretchy="false">(</mo>
              <mrow>
                <msub>
                  <mi>A</mi>
                  <mi>i</mi>
                </msub>
              </mrow>
              <mo fence="true" stretchy="false">)</mo>
            </mrow>
          </mrow>
        </mfrac>
      </mrow>
    </mrow>
    <annotation encoding="StarMath 5.0">P( A_k "|" B )={ P(B"|"A_k)P(A_k) }over {sum from i=n to n P(B"|"A_ i)P(A_ i)}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k</mi>
              </msub>
              <mtext>|</mtext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sub>
                    <mi>A</mi>
                    <mi>k</mi>
                  </msub>
                  <mo stretchy="false">∩</mo>
                  <mi>B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  <mo stretchy="false">=</mo>
        <mfrac>
          <mrow>
            <mi>P</mi>
            <mrow>
              <mo fence="true" stretchy="false">(</mo>
              <mrow>
                <mrow>
                  <mi>B</mi>
                  <mtext>|</mtext>
                  <msub>
                    <mi>A</mi>
                    <mi>k</mi>
                  </msub>
                </mrow>
              </mrow>
              <mo fence="true" stretchy="false">)</mo>
            </mrow>
            <mi>P</mi>
            <mrow>
              <mo fence="true" stretchy="false">(</mo>
              <mrow>
                <msub>
                  <mi>A</mi>
                  <mi>k</mi>
                </msub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i>n</mi>
                </mrow>
                <mi>n</mi>
              </munderover>
              <mi>P</mi>
            </mrow>
            <mrow>
              <mo fence="true" stretchy="false">(</mo>
              <mrow>
                <mrow>
                  <mi>B</mi>
                  <mtext>|</mtext>
                  <msub>
                    <mi>A</mi>
                    <mi>i</mi>
                  </msub>
                </mrow>
              </mrow>
              <mo fence="true" stretchy="false">)</mo>
            </mrow>
            <mi>P</mi>
            <mrow>
              <mo fence="true" stretchy="false">(</mo>
              <mrow>
                <msub>
                  <mi>A</mi>
                  <mi>i</mi>
                </msub>
              </mrow>
              <mo fence="true" stretchy="false">)</mo>
            </mrow>
          </mrow>
        </mfrac>
      </mrow>
    </mrow>
    <annotation encoding="StarMath 5.0">P( A_k "|" ) = { P(A_k intersection B) }over {P( B )} = {P( B"|"A_k )P( A_k ) }over {sum from i=n to n P(B"|"A_ i)P(A_ i)}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text>|</mtext>
              <mover accent="true">
                <mi>D</mi>
                <mo stretchy="false">¯</mo>
              </mover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over accent="true">
                    <mi>D</mi>
                    <mo stretchy="false">¯</mo>
                  </mover>
                  <mtext>|</mtext>
                  <mi>A</mi>
                </mrow>
              </mrow>
              <mo fence="true" stretchy="false">)</mo>
            </mrow>
            <mi>P</mi>
            <mrow>
              <mo fence="true" stretchy="false">(</mo>
              <mrow>
                <mi>A</mi>
              </mrow>
              <mo fence="true" stretchy="false">)</mo>
            </mrow>
          </mrow>
          <mrow>
            <mi>P</mi>
            <mrow>
              <mo fence="true" stretchy="false">(</mo>
              <mrow>
                <mrow>
                  <mover accent="true">
                    <mi>D</mi>
                    <mo stretchy="false">¯</mo>
                  </mover>
                  <mtext>|</mtext>
                  <mi>A</mi>
                </mrow>
              </mrow>
              <mo fence="true" stretchy="false">)</mo>
            </mrow>
            <mi>P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+</mo>
              <mi>P</mi>
            </mrow>
            <mrow>
              <mo fence="true" stretchy="false">(</mo>
              <mrow>
                <mrow>
                  <mover accent="true">
                    <mi>D</mi>
                    <mo stretchy="false">¯</mo>
                  </mover>
                  <mtext>|</mtext>
                  <mi>B</mi>
                </mrow>
              </mrow>
              <mo fence="true" stretchy="false">)</mo>
            </mrow>
            <mi>P</mi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+</mo>
              <mi>P</mi>
            </mrow>
            <mrow>
              <mo fence="true" stretchy="false">(</mo>
              <mrow>
                <mrow>
                  <mover accent="true">
                    <mi>D</mi>
                    <mo stretchy="false">¯</mo>
                  </mover>
                  <mtext>|</mtext>
                  <mi>C</mi>
                </mrow>
              </mrow>
              <mo fence="true" stretchy="false">)</mo>
            </mrow>
            <mi>P</mi>
            <mrow>
              <mo fence="true" stretchy="false">(</mo>
              <mrow>
                <mi>C</mi>
              </mrow>
              <mo fence="true" stretchy="false">)</mo>
            </mrow>
          </mrow>
        </mfrac>
        <mo stretchy="false">=</mo>
        <mfrac>
          <mrow>
            <mrow>
              <mo fence="true" stretchy="false">(</mo>
              <mrow>
                <mrow>
                  <mrow>
                    <mn>1</mn>
                    <mo stretchy="false">−</mo>
                    <mi>P</mi>
                  </mrow>
                  <mrow>
                    <mo fence="true" stretchy="false">(</mo>
                    <mrow>
                      <mrow>
                        <mi>D</mi>
                        <mtext>|</mtext>
                        <mi>A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P</mi>
            <mrow>
              <mo fence="true" stretchy="false">(</mo>
              <mrow>
                <mi>A</mi>
              </mrow>
              <mo fence="true" stretchy="false">)</mo>
            </mrow>
          </mrow>
          <mrow>
            <mrow>
              <mn>1</mn>
              <mo stretchy="false">−</mo>
              <mi>P</mi>
            </mrow>
            <mrow>
              <mo fence="true" stretchy="false">(</mo>
              <mrow>
                <mi>D</mi>
              </mrow>
              <mo fence="true" stretchy="false">)</mo>
            </mrow>
          </mrow>
        </mfrac>
        <mo stretchy="false">=</mo>
        <mrow>
          <mn>0,45</mn>
          <mo stretchy="false">/</mo>
          <mn>0,86</mn>
        </mrow>
      </mrow>
    </mrow>
    <annotation encoding="StarMath 5.0">P( A"|"bar D )={P( bar D "|" A )P( A )} over {P( bar D"|"A )P( A )+P( bar D"|"B )P( B )+P( bar D"|"C )P( C )}= {(1-P(D"|"A))P(A)}over{1-P(D)}=0,45/0,86</annotation>
  </semantics>
</math>
</file>